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Standard">
      <style:paragraph-properties fo:margin-top="0.1665in" fo:margin-bottom="0.1665in" style:contextual-spacing="false" fo:line-height="120%"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17ef99" style:text-blinking="false" fo:background-color="transparent"/>
    </style:style>
    <style:style style:name="P3" style:family="paragraph" style:parent-style-name="Text_20_body">
      <style:paragraph-properties fo:margin-top="0.1665in" fo:margin-bottom="0.1665in" style:contextual-spacing="false" fo:line-height="120%"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17ef99" style:text-blinking="false" fo:background-color="transparent"/>
    </style:style>
    <style:style style:name="P4" style:family="paragraph" style:parent-style-name="Text_20_body">
      <style:paragraph-properties fo:margin-top="0.1665in" fo:margin-bottom="0.1665in" style:contextual-spacing="false" fo:line-height="120%"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17ef99" officeooo:paragraph-rsid="0019cef4" style:text-blinking="false" fo:background-color="transparent"/>
    </style:style>
    <style:style style:name="P5" style:family="paragraph" style:parent-style-name="Text_20_body">
      <style:paragraph-properties fo:margin-top="0.1665in" fo:margin-bottom="0.1665in" style:contextual-spacing="false" fo:line-height="120%"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17ef99" officeooo:paragraph-rsid="0019ff6a" style:text-blinking="false" fo:background-color="transparent"/>
    </style:style>
    <style:style style:name="P6" style:family="paragraph" style:parent-style-name="Text_20_body">
      <style:paragraph-properties fo:margin-left="0in" fo:margin-right="0in" fo:margin-top="0in" fo:margin-bottom="0in" style:contextual-spacing="false" fo:text-indent="0in" style:auto-text-indent="false"/>
    </style:style>
    <style:style style:name="P7" style:family="paragraph" style:parent-style-name="Text_20_body">
      <style:paragraph-properties fo:margin-left="0.3752in" fo:margin-right="0in" fo:margin-top="0in" fo:margin-bottom="0in" style:contextual-spacing="false" fo:text-indent="0in" style:auto-text-indent="false"/>
      <style:text-properties fo:font-size="10pt"/>
    </style:style>
    <style:style style:name="P8" style:family="paragraph" style:parent-style-name="Text_20_body">
      <style:paragraph-properties fo:margin-left="0in" fo:margin-right="0in" fo:margin-top="0in" fo:margin-bottom="0in" style:contextual-spacing="false" fo:text-indent="0in" style:auto-text-indent="false"/>
      <style:text-properties fo:font-size="10pt"/>
    </style:style>
    <style:style style:name="P9" style:family="paragraph" style:parent-style-name="Text_20_body">
      <style:paragraph-properties fo:margin-left="0.3752in" fo:margin-right="0in" fo:margin-top="0in" fo:margin-bottom="0in" style:contextual-spacing="false" fo:text-indent="0in" style:auto-text-indent="false"/>
      <style:text-properties fo:font-size="10pt" officeooo:paragraph-rsid="0017ef99"/>
    </style:style>
    <style:style style:name="P10" style:family="paragraph" style:parent-style-name="Text_20_body">
      <style:paragraph-properties fo:margin-left="0in" fo:margin-right="0in" fo:margin-top="0in" fo:margin-bottom="0in" style:contextual-spacing="false" fo:text-indent="0in" style:auto-text-indent="false"/>
      <style:text-properties fo:font-size="10pt" officeooo:paragraph-rsid="0017ef99"/>
    </style:style>
    <style:style style:name="P11" style:family="paragraph" style:parent-style-name="Text_20_body">
      <style:paragraph-properties fo:margin-left="0in" fo:margin-right="0in" fo:margin-top="0in" fo:margin-bottom="0in" style:contextual-spacing="false" fo:text-indent="0in" style:auto-text-indent="false"/>
      <style:text-properties officeooo:paragraph-rsid="0017ef99"/>
    </style:style>
    <style:style style:name="T1" style:family="text">
      <style:text-properties fo:font-size="10pt"/>
    </style:style>
    <style:style style:name="T2" style:family="text">
      <style:text-properties fo:font-size="10pt" fo:font-style="italic"/>
    </style:style>
    <style:style style:name="T3" style:family="text">
      <style:text-properties officeooo:rsid="0017ef99"/>
    </style:style>
    <style:style style:name="T4" style:family="text">
      <style:text-properties officeooo:rsid="0019cef4"/>
    </style:style>
    <style:style style:name="T5" style:family="text">
      <style:text-properties officeooo:rsid="0019ff6a"/>
    </style:style>
    <style:style style:name="T6" style:family="text">
      <style:text-properties officeooo:rsid="001a63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6854fee1-7fff-60ec-76f1-7e056db7bbdf"/>Last, we characterized the overall patterns of antagonistic pleiotropy <text:span text:style-name="T3">in</text:span> <text:span text:style-name="T3">the set of </text:span>SNPs <text:span text:style-name="T3">where there was pairwise significance of effects at pairs</text:span> of gardens. To do this, we used the ‘get_GxE’ function of the switchgrassGWAS R package. <text:span text:style-name="T3">First, this </text:span>determines the set of SNPs with evidence of significant effects in both conditions for all pairs of conditions using local false sign rates (lfsr) as the significance criteria. <text:span text:style-name="T3">Second, to determine antagonistic pleiotropy, this function determines if effects significant in both conditions are of opposite sign. <text:s/></text:span></text:p>
      <text:p text:style-name="P4">Using the lfsr rather than the local false discovery rate (lfdr) is a critical change in our ability to detect antagonistic pleiotropy. The lfdr, like other measures of FDR, <text:span text:style-name="T4">focuses on</text:span> if we have enough evidence to reject the <text:span text:style-name="T4">null</text:span> hypothesis that an effect j is 0 – <text:span text:style-name="T4">that there is a significant effect</text:span>. <text:span text:style-name="T4">Previous studies</text:span> of antagonistic pleiotropy (e.g. (3<text:span text:style-name="T4">7)) have used </text:span><text:span text:style-name="T5">the </text:span><text:span text:style-name="T4">lfdr or equivalent </text:span>statistical tests <text:span text:style-name="T5">to detect</text:span> antagonistic pleiotropy. <text:span text:style-name="T4">These tests</text:span> were conservative, in that they required two non-zero effects of different signs, while tests for differential sensitivity required only one non-zero effect. <text:span text:style-name="T4">This previous work</text:span> recognized that this testing bias could lead to undercounting occurrences of antagonistic pleiotropy (26, 27), and sought to reduce it by permutation (28). <text:span text:style-name="T4">However, using the lfsr to test for antagonistic pleiotropy does not undercount occurrences of antagonistic pleiotropy, as this statistic answers a fundamentally different question. For each effect j, the lfsr_j </text:span>is defined as the probability that we make an error in the sign of effect j if we were forced to declare the effect positive or negative <text:span text:style-name="T4">(Stephens paper)</text:span>. <text:span text:style-name="T4">Thus, rather than asking “Are the</text:span><text:span text:style-name="T5">se two</text:span><text:span text:style-name="T4"> effects different?” - </text:span><text:span text:style-name="T5">as we reasonably expect two effects to be, even if this difference cannot be measured - </text:span><text:span text:style-name="T4">the local false sign rate answers a more meaningful question: Can we be confident in the sign of this effect? </text:span></text:p>
      <text:p text:style-name="P5"><text:span text:style-name="T6">In addition, the</text:span><text:span text:style-name="T5"> get_GxE function also sets an arbitrary threshold to count an effect as changing in magnitude between environments, commonly known as differential sensitivity. For differential sensitivity, </text:span>this function determines if effects significant in both conditions are of the same sign and of a magnitude (not tested for significance) that differs by a factor of 0.4 or more. <text:span text:style-name="T5">The remaining effects that are significant in both conditions have the same effect sign and similar effect magnitudes and we denote these effects as having no GxE. The distinction between effects with different magnitudes is arbitrary but useful to fully characterize how effects vary across environments. and </text:span>Our use of the lfsr to determine significance and our specification that SNP effects must be significant in both conditions to be included means that our tests for antagonistic pleiotropy carry an equal statistical burden <text:span text:style-name="T5">to those measuring differential sensitivity and effects without GxE</text:span>. </text:p>
      <text:p text:style-name="P5"/>
      <text:p text:style-name="P5"/>
      <text:p text:style-name="P5"/>
      <text:p text:style-name="P5"/>
      <text:p text:style-name="P5"/>
      <text:p text:style-name="P5"/>
      <text:p text:style-name="P4"><text:soft-page-break/>As others have argued (Stephens, Tukey 1991): “All we know about the world teaches us that the effects of A and B are always different—in some decimal place—for any A and B. Thus asking `Are the effects different?’ is foolish.” </text:p>
      <text:p text:style-name="P4"/>
      <text:p text:style-name="P4"><text:span text:style-name="T4">In particular, evolutionary ecologists are interested in the prevalence of tradeoffs in effects across environments</text:span></text:p>
      <text:p text:style-name="P3"><text:span text:style-name="T3">For each effect j, lfsr_j is defined as the probability that we make an error in the sign of effect j if we were forced to declare the effect positive or negative. Importantly, rather than answering the question of the local false discovery rate, about whether or not the effect j is 0, the </text:span></text:p>
      <text:p text:style-name="P3"/>
      <text:p text:style-name="P11"><text:span text:style-name="T1">The lfdr, like most measures of significance, is rooted in the hypothesis testing paradigm which focuses on whether or not an effect is exactly zero. This paradigm is popular, despite the fact that many statistical practitioners have argued that it is often inappropriate because the null hypothesis H_j : Beta_j = 0 is often implausible. For example, </text:span><text:a xlink:type="simple" xlink:href="https://www.ncbi.nlm.nih.gov/pmc/articles/PMC5379932/#B41" office:target-frame-name="_blank" xlink:show="new" text:style-name="Internet_20_link" text:visited-style-name="Visited_20_Internet_20_Link"><text:span text:style-name="T1">Tukey (1991)</text:span></text:a><text:span text:style-name="T1"> argued that “All we know about the world teaches us that the effects of A and B are always different—in some decimal place—for any A and B. Thus asking `Are the effects different?’ is foolish.” Instead, Tukey (</text:span><text:a xlink:type="simple" xlink:href="https://www.ncbi.nlm.nih.gov/pmc/articles/PMC5379932/#B40" office:target-frame-name="_blank" xlink:show="new" text:style-name="Internet_20_link" text:visited-style-name="Visited_20_Internet_20_Link"><text:span text:style-name="T1">Tukey, 1962</text:span></text:a><text:span text:style-name="T1">, page 32) suggested that one should address</text:span></text:p>
      <text:p text:style-name="P9">... the more meaningful question: “is the evidence strong enough to support a belief that the observed difference has the correct sign?”</text:p>
      <text:p text:style-name="P11"><text:span text:style-name="T1">Along the same lines, Gelman and co-workers (</text:span><text:a xlink:type="simple" xlink:href="https://www.ncbi.nlm.nih.gov/pmc/articles/PMC5379932/#B20" office:target-frame-name="_blank" xlink:show="new" text:style-name="Internet_20_link" text:visited-style-name="Visited_20_Internet_20_Link"><text:span text:style-name="T1">Gelman and Tuerlinckx, 2000</text:span></text:a><text:span text:style-name="T1">; </text:span><text:a xlink:type="simple" xlink:href="https://www.ncbi.nlm.nih.gov/pmc/articles/PMC5379932/#B21" office:target-frame-name="_blank" xlink:show="new" text:style-name="Internet_20_link" text:visited-style-name="Visited_20_Internet_20_Link"><text:span text:style-name="T1">Gelman </text:span></text:a><text:a xlink:type="simple" xlink:href="https://www.ncbi.nlm.nih.gov/pmc/articles/PMC5379932/#B21" office:target-frame-name="_blank" xlink:show="new" text:style-name="Internet_20_link" text:visited-style-name="Visited_20_Internet_20_Link"><text:span text:style-name="T2">and others</text:span></text:a><text:a xlink:type="simple" xlink:href="https://www.ncbi.nlm.nih.gov/pmc/articles/PMC5379932/#B21" office:target-frame-name="_blank" xlink:show="new" text:style-name="Internet_20_link" text:visited-style-name="Visited_20_Internet_20_Link"><text:span text:style-name="T1">, 2012</text:span></text:a><text:span text:style-name="T1">) suggest focusing on “type S errors,” meaning errors in sign, rather than the more traditional type I errors.</text:span></text:p>
      <text:p text:style-name="P10">Motivated by these suggestions, we define the “local False Sign Rate” for effect j, lfsr_j, to be the probability that we would make an error in the sign of effect j if we were forced to declare it either positive or negative. </text:p>
      <text:p text:style-name="P2"/>
      <text:p text:style-name="P3">lfsr are analogous to false discovery rates but more conservative, in that they also reflect the uncertainty in the estimation of the sign of the effect (39). For antagonistic pleiotropy, <text:s/>For differential sensitivity, this function determines if effects significant in both conditions are of the same sign and of a magnitude (not tested for significance) that differs by a factor of 0.4 or more. Our use of the lfsr to determine significance and our specification that SNP effects must be significant in both conditions to be included means that our tests for differential sensitivity and antagonistic pleiotropy carry an equal statistical burden. This is an important advance on previous studies of antagonistic pleiotropy (e.g. (37)), where statistical tests for antagonistic pleiotropy were conservative, in that they required two non-zero effects of different signs, while tests for differential sensitivity required only one non-zero effect. Previous work recognized that this testing bias could lead to undercounting occurrences of antagonistic pleiotropy (26, 27), and sought to reduce it by permutation (28); this work does not have the same limitation.</text:p>
      <text:p text:style-name="Standard"/>
      <text:p text:style-name="Standard">Basically, if you use this test, you have equal (or possibly greater) power to detect antagonistic pleiotropy or changes in sign, relative to changes in magnitude of the effect (read through to Figure 1 to see a visual example of why). </text:p>
      <text:p text:style-name="Standard"><text:soft-page-break/>The tl;dr is that this is because the test is designed to estimate the probability that we call the sign of the effect correctly, instead of whether or not the effect is zero. </text:p>
      <text:p text:style-name="Standard"/>
      <text:p text:style-name="Standard">This should maximize the power to detect changes in sign, as that is the entire point of the new statistic. Then, I set an arbitrary threshold to detect changes in magnitude which is not part of the test statistic. If we include effects with 1) a change in sign; 2) no change in sign, but a change in magnitude; 3) no change in sign or magnitude, then we can at least estimate the fraction of all three (see attached Table 1 where I have done this). </text:p>
      <text:p text:style-name="Standard"/>
      <text:p text:style-name="Standard">Or, to be more conservative, we could just estimate the proportion of sign change effects vs no sign change effects (add together rows 2 and 3 in the table). That would still be a novel way to estimate antagonistic pleiotropy with more power than all previous efforts I know of.</text:p>
      <text:p text:style-name="Standard"/>
      <text:p text:style-name="Standard">----</text:p>
      <text:p text:style-name="Standard"/>
      <text:p text:style-name="Standard">For the author's explanation, here's a key paragraph from the paper. It talks about the difference between the local false discovery rate (lfdr) and the local false sign rate (lfsr):</text:p>
      <text:p text:style-name="P1"/>
      <text:p text:style-name="P6"><text:span text:style-name="T1">The lfdr, like most measures of significance, is rooted in the hypothesis testing paradigm which focuses on whether or not an effect is exactly zero. This paradigm is popular, despite the fact that many statistical practitioners have argued that it is often inappropriate because the null hypothesis H_j : Beta_j = 0 is often implausible. For example, </text:span><text:a xlink:type="simple" xlink:href="https://www.ncbi.nlm.nih.gov/pmc/articles/PMC5379932/#B41" office:target-frame-name="_blank" xlink:show="new" text:style-name="Internet_20_link" text:visited-style-name="Visited_20_Internet_20_Link"><text:span text:style-name="T1">Tukey (1991)</text:span></text:a><text:span text:style-name="T1"> argued that “All we know about the world teaches us that the effects of A and B are always different—in some decimal place—for any A and B. Thus asking `Are the effects different?’ is foolish.” Instead, Tukey (</text:span><text:a xlink:type="simple" xlink:href="https://www.ncbi.nlm.nih.gov/pmc/articles/PMC5379932/#B40" office:target-frame-name="_blank" xlink:show="new" text:style-name="Internet_20_link" text:visited-style-name="Visited_20_Internet_20_Link"><text:span text:style-name="T1">Tukey, 1962</text:span></text:a><text:span text:style-name="T1">, page 32) suggested that one should address</text:span></text:p>
      <text:p text:style-name="P7">... the more meaningful question: “is the evidence strong enough to support a belief that the observed difference has the correct sign?”</text:p>
      <text:p text:style-name="P6"><text:span text:style-name="T1">Along the same lines, Gelman and co-workers (</text:span><text:a xlink:type="simple" xlink:href="https://www.ncbi.nlm.nih.gov/pmc/articles/PMC5379932/#B20" office:target-frame-name="_blank" xlink:show="new" text:style-name="Internet_20_link" text:visited-style-name="Visited_20_Internet_20_Link"><text:span text:style-name="T1">Gelman and Tuerlinckx, 2000</text:span></text:a><text:span text:style-name="T1">; </text:span><text:a xlink:type="simple" xlink:href="https://www.ncbi.nlm.nih.gov/pmc/articles/PMC5379932/#B21" office:target-frame-name="_blank" xlink:show="new" text:style-name="Internet_20_link" text:visited-style-name="Visited_20_Internet_20_Link"><text:span text:style-name="T1">Gelman </text:span></text:a><text:a xlink:type="simple" xlink:href="https://www.ncbi.nlm.nih.gov/pmc/articles/PMC5379932/#B21" office:target-frame-name="_blank" xlink:show="new" text:style-name="Internet_20_link" text:visited-style-name="Visited_20_Internet_20_Link"><text:span text:style-name="T2">and others</text:span></text:a><text:a xlink:type="simple" xlink:href="https://www.ncbi.nlm.nih.gov/pmc/articles/PMC5379932/#B21" office:target-frame-name="_blank" xlink:show="new" text:style-name="Internet_20_link" text:visited-style-name="Visited_20_Internet_20_Link"><text:span text:style-name="T1">, 2012</text:span></text:a><text:span text:style-name="T1">) suggest focusing on “type S errors,” meaning errors in sign, rather than the more traditional type I errors.</text:span></text:p>
      <text:p text:style-name="P8">Motivated by these suggestions, we define the “local False Sign Rate” for effect j, lfsr_j, to be the probability that we would make an error in the sign of effect j if we were forced to declare it either positive or negative.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1:21:48.459191721</meta:creation-date>
    <dc:date>2023-07-30T16:09:21.773247958</dc:date>
    <meta:editing-duration>PT1H14M11S</meta:editing-duration>
    <meta:editing-cycles>2</meta:editing-cycles>
    <meta:generator>LibreOffice/7.3.7.2$Linux_X86_64 LibreOffice_project/30$Build-2</meta:generator>
    <meta:document-statistic meta:table-count="0" meta:image-count="0" meta:object-count="0" meta:page-count="3" meta:paragraph-count="21" meta:word-count="1399" meta:character-count="8486" meta:non-whitespace-character-count="7101"/>
  </office:meta>
</office:document-meta>
</file>